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>
      <style:paragraph-properties fo:margin-top="0in" fo:margin-bottom="0in" style:contextual-spacing="false"/>
    </style:style>
    <style:style style:name="P2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cture 6: Bisection Search &amp; Newton-Raphson (2-Hour Session)</text:span></text:h>
      <text:h text:style-name="Heading_20_3" text:outline-level="3">Goal: Learn how to use <text:span text:style-name="Strong_20_Emphasis">bisection search</text:span> and <text:span text:style-name="Strong_20_Emphasis">Newton-Raphson</text:span> to solve numerical problems efficiently using Python.</text:h>
      <text:p text:style-name="Horizontal_20_Line"/>
      <text:p text:style-name="Horizontal_20_Line"/>
      <text:h text:style-name="Heading_20_2" text:outline-level="2"><text:span text:style-name="Strong_20_Emphasis">0:00–0:10 Recap &amp; Icebreaker</text:span></text:h>
      <text:p text:style-name="Text_20_body"><text:span text:style-name="Strong_20_Emphasis">Warm-up Question:</text:span></text:p>
      <text:p text:style-name="Quotations">“Imagine your best friend hid a number between 1 and 1000. You can ask if your guess is too high or too low. What’s the best strategy?”</text:p>
      <text:p text:style-name="Text_20_body"><text:span text:style-name="Strong_20_Emphasis">Icebreaker Answer:</text:span> That’s Bisection Search in disguise!</text:p>
      <text:p text:style-name="Text_20_body"><text:span text:style-name="Strong_20_Emphasis">Quick Recap of Last Lecture:</text:span></text:p>
      <text:list text:style-name="L1">
        <text:list-item>
          <text:p text:style-name="P1">We talked about <text:span text:style-name="Strong_20_Emphasis">approximation methods</text:span> to find square roots. </text:p>
        </text:list-item>
        <text:list-item>
          <text:p text:style-name="P1">Problems with floating point accuracy. </text:p>
        </text:list-item>
        <text:list-item>
          <text:p text:style-name="P2">We used <text:span text:style-name="Strong_20_Emphasis">incremental search</text:span> to get close to the square root — but it was <text:span text:style-name="Strong_20_Emphasis">slow</text:span>! </text:p>
        </text:list-item>
      </text:list>
      <text:p text:style-name="Horizontal_20_Line"/>
      <text:h text:style-name="Heading_20_2" text:outline-level="2"><text:span text:style-name="Strong_20_Emphasis">0:10–0:40 Bisection Search: Real-World Intuition</text:span></text:h>
      <text:h text:style-name="Heading_20_3" text:outline-level="3">Real-World Analogy:</text:h>
      <text:p text:style-name="Text_20_body"><text:span text:style-name="Strong_20_Emphasis">Finding a Word in a Dictionary</text:span></text:p>
      <text:p text:style-name="Text_20_body">If you're looking for the word <text:span text:style-name="Emphasis">"Python"</text:span>, you don’t start on page 1, right?</text:p>
      <text:p text:style-name="Text_20_body">You <text:span text:style-name="Strong_20_Emphasis">open to the middle</text:span>, then decide whether to go forward or backward.</text:p>
      <text:h text:style-name="Heading_20_3" text:outline-level="3">How Bisection Search Works:</text:h>
      <text:list text:style-name="L2">
        <text:list-item>
          <text:p text:style-name="P3">You have a <text:span text:style-name="Strong_20_Emphasis">search space</text:span>: e.g., between 0 and 1000. </text:p>
        </text:list-item>
        <text:list-item>
          <text:p text:style-name="P3"><text:span text:style-name="Strong_20_Emphasis">Pick the middle number</text:span>. </text:p>
        </text:list-item>
        <text:list-item>
          <text:p text:style-name="P3">If it's too low, <text:span text:style-name="Strong_20_Emphasis">narrow the search space</text:span> to the upper half. </text:p>
        </text:list-item>
        <text:list-item>
          <text:p text:style-name="P4">Repeat. </text:p>
        </text:list-item>
      </text:list>
      <text:p text:style-name="Text_20_body">This cuts down the possibilities <text:span text:style-name="Strong_20_Emphasis">logarithmically</text:span> — incredibly efficient!</text:p>
      <text:p text:style-name="Horizontal_20_Line"/>
      <text:h text:style-name="Heading_20_3" text:outline-level="3"><text:soft-page-break/>Visual Concept:</text:h>
      <text:p text:style-name="Text_20_body">Let’s say we want to find the square root of <text:span text:style-name="Source_20_Text">54321</text:span>.</text:p>
      <text:list text:style-name="L3">
        <text:list-item>
          <text:p text:style-name="P5">Low = 0 </text:p>
        </text:list-item>
        <text:list-item>
          <text:p text:style-name="P5">High = 54321 </text:p>
        </text:list-item>
        <text:list-item>
          <text:p text:style-name="P5">Guess = (Low + High) / 2 </text:p>
        </text:list-item>
        <text:list-item>
          <text:p text:style-name="P6">Check: Is <text:span text:style-name="Source_20_Text">guess**2</text:span> close to <text:span text:style-name="Source_20_Text">54321</text:span>? </text:p>
        </text:list-item>
      </text:list>
      <text:p text:style-name="Horizontal_20_Line"/>
      <text:h text:style-name="Heading_20_3" text:outline-level="3">Code Demo: Square Root with Bisectio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x = 54321</text:span></text:p>
      <text:p text:style-name="Preformatted_20_Text"><text:span text:style-name="Source_20_Text">epsilon = 0.01</text:span></text:p>
      <text:p text:style-name="Preformatted_20_Text"><text:span text:style-name="Source_20_Text">low = 0.0</text:span></text:p>
      <text:p text:style-name="Preformatted_20_Text"><text:span text:style-name="Source_20_Text">high = x</text:span></text:p>
      <text:p text:style-name="Preformatted_20_Text"><text:span text:style-name="Source_20_Text">guess = (high + low) / 2.0</text:span></text:p>
      <text:p text:style-name="Preformatted_20_Text"><text:span text:style-name="Source_20_Text">num_guesses = 0</text:span></text:p>
      <text:p text:style-name="Preformatted_20_Text"/>
      <text:p text:style-name="Preformatted_20_Text"><text:span text:style-name="Source_20_Text">while abs(guess**2 - x) &gt;= epsilon:</text:span></text:p>
      <text:p text:style-name="Preformatted_20_Text"><text:span text:style-name="Source_20_Text"><text:s text:c="4"/>if guess**2 &lt; x:</text:span></text:p>
      <text:p text:style-name="Preformatted_20_Text"><text:span text:style-name="Source_20_Text"><text:s text:c="8"/>low = guess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high = guess</text:span></text:p>
      <text:p text:style-name="Preformatted_20_Text"><text:span text:style-name="Source_20_Text"><text:s text:c="4"/>guess = (high + low) / 2.0</text:span></text:p>
      <text:p text:style-name="Preformatted_20_Text"><text:span text:style-name="Source_20_Text"><text:s text:c="4"/>num_guesses += 1</text:span></text:p>
      <text:p text:style-name="Preformatted_20_Text"/>
      <text:p text:style-name="Preformatted_20_Text"><text:span text:style-name="Source_20_Text">print("num_guesses =", num_guesses)</text:span></text:p>
      <text:p text:style-name="Preformatted_20_Text"><text:span text:style-name="Source_20_Text">print(guess, "is close to square root of", x)</text:span></text:p>
      <text:p text:style-name="P7"/>
      <text:p text:style-name="Horizontal_20_Line"/>
      <text:h text:style-name="Heading_20_2" text:outline-level="2"><text:span text:style-name="Strong_20_Emphasis">0:40–1:10 Hands-On Coding: You Try It</text:span></text:h>
      <text:h text:style-name="Heading_20_3" text:outline-level="3">Task 1: Cube Root Finder with Bisectio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cube = 27</text:span></text:p>
      <text:p text:style-name="Preformatted_20_Text"><text:span text:style-name="Source_20_Text">epsilon = 0.01</text:span></text:p>
      <text:p text:style-name="Preformatted_20_Text"><text:span text:style-name="Source_20_Text">low = 0</text:span></text:p>
      <text:p text:style-name="Preformatted_20_Text"><text:span text:style-name="Source_20_Text">high = cube</text:span></text:p>
      <text:p text:style-name="Preformatted_20_Text"><text:span text:style-name="Source_20_Text">guess = (high + low) / 2.0</text:span></text:p>
      <text:p text:style-name="Preformatted_20_Text"><text:span text:style-name="Source_20_Text">num_guesses = 0</text:span></text:p>
      <text:p text:style-name="Preformatted_20_Text"/>
      <text:p text:style-name="Preformatted_20_Text"><text:span text:style-name="Source_20_Text">while abs(guess**3 - cube) &gt;= epsilon:</text:span></text:p>
      <text:p text:style-name="Preformatted_20_Text"><text:span text:style-name="Source_20_Text"><text:s text:c="4"/>if guess**3 &lt; cube:</text:span></text:p>
      <text:p text:style-name="Preformatted_20_Text"><text:span text:style-name="Source_20_Text"><text:s text:c="8"/>low = guess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high = guess</text:span></text:p>
      <text:p text:style-name="Preformatted_20_Text"><text:span text:style-name="Source_20_Text"><text:s text:c="4"/>guess = (high + low) / 2.0</text:span></text:p>
      <text:p text:style-name="Preformatted_20_Text"><text:span text:style-name="Source_20_Text"><text:s text:c="4"/>num_guesses += 1</text:span></text:p>
      <text:p text:style-name="Preformatted_20_Text"><text:soft-page-break/></text:p>
      <text:p text:style-name="Preformatted_20_Text"><text:span text:style-name="Source_20_Text">print("num_guesses =", num_guesses)</text:span></text:p>
      <text:p text:style-name="Preformatted_20_Text"><text:span text:style-name="Source_20_Text">print(guess, "is close to the cube root of", cube)</text:span></text:p>
      <text:p text:style-name="P7"/>
      <text:p text:style-name="Horizontal_20_Line"/>
      <text:h text:style-name="Heading_20_3" text:outline-level="3">Special Case: Values between 0 and 1</text:h>
      <text:p text:style-name="Text_20_body">Ask students: “What if cube = 0.5?”</text:p>
      <text:p text:style-name="Text_20_body">Update <text:span text:style-name="Source_20_Text">low</text:span>, <text:span text:style-name="Source_20_Text">high</text:span> dynamically based on value of <text:span text:style-name="Source_20_Text">x</text:span>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x = 0.5</text:span></text:p>
      <text:p text:style-name="Preformatted_20_Text"><text:span text:style-name="Source_20_Text">if x &lt; 1:</text:span></text:p>
      <text:p text:style-name="Preformatted_20_Text"><text:span text:style-name="Source_20_Text"><text:s text:c="4"/>low = x</text:span></text:p>
      <text:p text:style-name="Preformatted_20_Text"><text:span text:style-name="Source_20_Text"><text:s text:c="4"/>high = 1.0</text:span></text:p>
      <text:p text:style-name="Preformatted_20_Text"><text:span text:style-name="Source_20_Text">else:</text:span></text:p>
      <text:p text:style-name="Preformatted_20_Text"><text:span text:style-name="Source_20_Text"><text:s text:c="4"/>low = 1.0</text:span></text:p>
      <text:p text:style-name="Preformatted_20_Text"><text:span text:style-name="Source_20_Text"><text:s text:c="4"/>high = x</text:span></text:p>
      <text:p text:style-name="P7"/>
      <text:p text:style-name="Horizontal_20_Line"/>
      <text:h text:style-name="Heading_20_2" text:outline-level="2"><text:span text:style-name="Strong_20_Emphasis">1:10–1:30 Newton-Raphson Method</text:span></text:h>
      <text:p text:style-name="Text_20_body">Lets Break It Down:</text:p>
      <text:p text:style-name="Quotations">“Imagine you’re building a stock market prediction app. Newton-Raphson helps you fine-tune predictions by minimizing how far off your guesses are!”</text:p>
      <text:p text:style-name="Text_20_body">“Have you ever tried calculating your loan interest and failed to match the bank’s result?”</text:p>
      <text:list text:style-name="L4">
        <text:list-item>
          <text:p text:style-name="P8">Imagine Newton-Raphson as a <text:span text:style-name="Strong_20_Emphasis">smart calculator</text:span> that learns and gets better at each step. </text:p>
        </text:list-item>
      </text:list>
      <text:h text:style-name="Heading_20_2" text:outline-level="2"><text:span text:style-name="Strong_20_Emphasis">Real-Life Applications of Newton-Raphson Method</text:span></text:h>
      <text:h text:style-name="Heading_20_3" text:outline-level="3">1. <text:span text:style-name="Strong_20_Emphasis">Finance: Calculating Loan Payments and Interest Rates</text:span></text:h>
      <text:list text:style-name="L5">
        <text:list-item>
          <text:p text:style-name="P9">Ever wondered <text:span text:style-name="Strong_20_Emphasis">how banks calculate the exact interest rate</text:span> (APR) when you only know the monthly payment and loan amount? </text:p>
        </text:list-item>
        <text:list-item>
          <text:p text:style-name="P10">The formula involves solving a nonlinear equation, which doesn’t have a simple solution. Newton-Raphson is used to <text:span text:style-name="Strong_20_Emphasis">numerically estimate the rate</text:span>. </text:p>
        </text:list-item>
      </text:list>
      <text:p text:style-name="Text_20_body"><text:span text:style-name="Strong_20_Emphasis">Example</text:span>:</text:p>
      <text:p text:style-name="Quotations">Given a car loan of Ksh 500,000 with monthly payments of Ksh 15,000 for 4 years, what is the interest rate?</text:p>
      <text:p text:style-name="Text_20_body">Newton-Raphson helps banks solve:</text:p>
      <text:p text:style-name="Text_20_body"><text:soft-page-break/>f(r)=PresentValue−∑(Payment/(1+r)n)=0f(r) = Present_Value - ∑(Payment / (1 + r)^n) = 0</text:p>
      <text:p text:style-name="Text_20_body">f(r)=PresentValue−∑(Payment/(1+r)n)=0</text:p>
      <text:p text:style-name="Text_20_body">They iterate to find the best <text:span text:style-name="Source_20_Text">r</text:span>.</text:p>
      <text:p text:style-name="Horizontal_20_Line"/>
      <text:h text:style-name="Heading_20_3" text:outline-level="3">2. <text:span text:style-name="Strong_20_Emphasis">Engineering: Finding Roots in Design Calculations</text:span></text:h>
      <text:list text:style-name="L6">
        <text:list-item>
          <text:p text:style-name="P11">In engineering (civil, mechanical, etc.), many formulas involve <text:span text:style-name="Strong_20_Emphasis">solving equations</text:span> like: </text:p>
          <text:list>
            <text:list-item>
              <text:p text:style-name="P11">Beam deflection under load </text:p>
            </text:list-item>
            <text:list-item>
              <text:p text:style-name="P11">Heat transfer </text:p>
            </text:list-item>
            <text:list-item>
              <text:p text:style-name="P11">Circuit analysis in electrical engineering </text:p>
            </text:list-item>
          </text:list>
        </text:list-item>
        <text:list-item>
          <text:p text:style-name="P12">These equations don’t have neat algebraic solutions → <text:span text:style-name="Strong_20_Emphasis">Newton-Raphson</text:span> comes to the rescue. </text:p>
        </text:list-item>
      </text:list>
      <text:p text:style-name="Text_20_body"><text:span text:style-name="Strong_20_Emphasis">Example</text:span>:</text:p>
      <text:p text:style-name="Quotations">“At what speed does a projectile hit the ground given a complicated air resistance formula?”</text:p>
      <text:p text:style-name="Horizontal_20_Line"/>
      <text:h text:style-name="Heading_20_3" text:outline-level="3">3. <text:span text:style-name="Strong_20_Emphasis">Computer Graphics &amp; Animation</text:span></text:h>
      <text:list text:style-name="L7">
        <text:list-item>
          <text:p text:style-name="P13">When animating scenes or simulating physics (e.g. bouncing balls, water), you often solve equations like: </text:p>
        </text:list-item>
      </text:list>
      <text:p text:style-name="Text_20_body">f(x)=sin(x)−x/2=0f(x) = sin(x) - x/2 = 0</text:p>
      <text:p text:style-name="Text_20_body">f(x)=sin(x)−x/2=0</text:p>
      <text:p text:style-name="Text_20_body">Newton-Raphson is used to calculate <text:span text:style-name="Strong_20_Emphasis">intersection points</text:span>, <text:span text:style-name="Strong_20_Emphasis">collision detection</text:span>, and <text:span text:style-name="Strong_20_Emphasis">motion curves</text:span>.</text:p>
      <text:p text:style-name="Horizontal_20_Line"/>
      <text:h text:style-name="Heading_20_3" text:outline-level="3">4. <text:span text:style-name="Strong_20_Emphasis">Machine Learning &amp; AI</text:span></text:h>
      <text:list text:style-name="L8">
        <text:list-item>
          <text:p text:style-name="P14">Many <text:span text:style-name="Strong_20_Emphasis">optimization problems</text:span> in AI (like training a model) involve finding a <text:span text:style-name="Strong_20_Emphasis">minimum error</text:span>. </text:p>
        </text:list-item>
        <text:list-item>
          <text:p text:style-name="P15">Newton-Raphson helps minimize cost functions by quickly finding where the derivative (slope) = 0. </text:p>
        </text:list-item>
      </text:list>
      <text:p text:style-name="Text_20_body"><text:span text:style-name="Strong_20_Emphasis">Example</text:span>:</text:p>
      <text:p text:style-name="Quotations">Find the value of weights w in a neural network that minimizes error:</text:p>
      <text:p text:style-name="Quotations">Solve <text:span text:style-name="Source_20_Text">f'(w) = 0</text:span> where <text:span text:style-name="Source_20_Text">f(w)</text:span> is the error function.</text:p>
      <text:p text:style-name="Horizontal_20_Line"/>
      <text:h text:style-name="Heading_20_3" text:outline-level="3"><text:soft-page-break/>5. <text:span text:style-name="Strong_20_Emphasis">Data Science &amp; Statistics</text:span></text:h>
      <text:list text:style-name="L9">
        <text:list-item>
          <text:p text:style-name="P16">In <text:span text:style-name="Strong_20_Emphasis">Maximum Likelihood Estimation (MLE)</text:span>, we often solve equations where the derivative of a likelihood function = 0. </text:p>
        </text:list-item>
        <text:list-item>
          <text:p text:style-name="P17">Newton-Raphson helps <text:span text:style-name="Strong_20_Emphasis">estimate parameters</text:span> of models like logistic regression or Poisson distributions. </text:p>
        </text:list-item>
      </text:list>
      <text:p text:style-name="Horizontal_20_Line"/>
      <text:h text:style-name="Heading_20_3" text:outline-level="3">Concept:</text:h>
      <text:p text:style-name="Text_20_body">For solving equations like:</text:p>
      <text:p text:style-name="Quotations">Find x such that x² - k = 0</text:p>
      <text:p text:style-name="Text_20_body">We use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g = g - ((g**2 - k) / (2 * g))</text:span></text:p>
      <text:p text:style-name="P7"/>
      <text:p text:style-name="Text_20_body">This is <text:span text:style-name="Strong_20_Emphasis">calculus + iteration</text:span> = 🚀 FAST convergence.</text:p>
      <text:p text:style-name="Horizontal_20_Line"/>
      <text:h text:style-name="Heading_20_3" text:outline-level="3">⚡️ Code Demo: Newton-Raphson for Square Root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epsilon = 0.01</text:span></text:p>
      <text:p text:style-name="Preformatted_20_Text"><text:span text:style-name="Source_20_Text">k = 24.0</text:span></text:p>
      <text:p text:style-name="Preformatted_20_Text"><text:span text:style-name="Source_20_Text">guess = k / 2.0</text:span></text:p>
      <text:p text:style-name="Preformatted_20_Text"><text:span text:style-name="Source_20_Text">num_guesses = 0</text:span></text:p>
      <text:p text:style-name="Preformatted_20_Text"/>
      <text:p text:style-name="Preformatted_20_Text"><text:span text:style-name="Source_20_Text">while abs(guess**2 - k) &gt;= epsilon:</text:span></text:p>
      <text:p text:style-name="Preformatted_20_Text"><text:span text:style-name="Source_20_Text"><text:s text:c="4"/>guess = guess - (((guess**2) - k) / (2 * guess))</text:span></text:p>
      <text:p text:style-name="Preformatted_20_Text"><text:span text:style-name="Source_20_Text"><text:s text:c="4"/>num_guesses += 1</text:span></text:p>
      <text:p text:style-name="Preformatted_20_Text"/>
      <text:p text:style-name="Preformatted_20_Text"><text:span text:style-name="Source_20_Text">print("num_guesses =", num_guesses)</text:span></text:p>
      <text:p text:style-name="Preformatted_20_Text"><text:span text:style-name="Source_20_Text">print("Square root of", k, "is about", guess)</text:span></text:p>
      <text:p text:style-name="P7"/>
      <text:p text:style-name="Horizontal_20_Line"/>
      <text:p text:style-name="Text_20_body"><text:span text:style-name="Strong_20_Emphasis">Python notebook-style script</text:span> for the <text:span text:style-name="Strong_20_Emphasis">Loan Interest Rate Calculator using Newton-Raphson</text:span> :</text:p>
      <text:h text:style-name="Heading_20_3" text:outline-level="3">What It Does (.py file):</text:h>
      <text:list text:style-name="L10">
        <text:list-item>
          <text:p text:style-name="P18">Calculates the <text:span text:style-name="Strong_20_Emphasis">monthly and annual interest rate</text:span> from: </text:p>
          <text:list>
            <text:list-item>
              <text:p text:style-name="P18">Loan amount (<text:span text:style-name="Source_20_Text">PV</text:span>) </text:p>
            </text:list-item>
            <text:list-item>
              <text:p text:style-name="P18">Monthly payments (<text:span text:style-name="Source_20_Text">PMT</text:span>) </text:p>
            </text:list-item>
            <text:list-item>
              <text:p text:style-name="P18">Duration (<text:span text:style-name="Source_20_Text">n</text:span> months) </text:p>
            </text:list-item>
          </text:list>
        </text:list-item>
        <text:list-item>
          <text:p text:style-name="P18">Uses <text:span text:style-name="Strong_20_Emphasis">Newton-Raphson</text:span> to find the solution. </text:p>
        </text:list-item>
        <text:list-item>
          <text:p text:style-name="P19"><text:soft-page-break/>Plots <text:span text:style-name="Source_20_Text">f(r)</text:span> to help students <text:span text:style-name="Strong_20_Emphasis">visualize</text:span> how the algorithm converges. </text:p>
        </text:list-item>
      </text:list>
      <text:h text:style-name="Heading_20_3" text:outline-level="3">What’s Inside the Notebook(.ipynb):</text:h>
      <text:list text:style-name="L11">
        <text:list-item>
          <text:p text:style-name="P20">Function definitions for <text:span text:style-name="Source_20_Text">f(r)</text:span> and <text:span text:style-name="Source_20_Text">f'(r)</text:span> </text:p>
        </text:list-item>
        <text:list-item>
          <text:p text:style-name="P20">Newton-Raphson algorithm </text:p>
        </text:list-item>
        <text:list-item>
          <text:p text:style-name="P20">Real-world loan example (Ksh 500,000 loan with Ksh 15,000/month payments) </text:p>
        </text:list-item>
        <text:list-item>
          <text:p text:style-name="P21">Visual plot of the function <text:span text:style-name="Source_20_Text">f(r)</text:span> to understand convergence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23:14.897266792</meta:creation-date>
    <dc:date>2025-06-13T11:23:45.292455273</dc:date>
    <meta:editing-duration>PT32S</meta:editing-duration>
    <meta:editing-cycles>1</meta:editing-cycles>
    <meta:document-statistic meta:table-count="0" meta:image-count="0" meta:object-count="0" meta:page-count="6" meta:paragraph-count="146" meta:word-count="955" meta:character-count="5631" meta:non-whitespace-character-count="4737"/>
    <meta:generator>LibreOffice/24.8.7.2$Linux_X86_64 LibreOffice_project/480$Build-2</meta:generator>
  </office:meta>
</office:document-meta>
</file>